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4cb0d" officeooo:paragraph-rsid="000ee98f"/>
    </style:style>
    <style:style style:name="P2" style:family="paragraph" style:parent-style-name="Standard">
      <style:text-properties officeooo:rsid="0014cb0d" officeooo:paragraph-rsid="000ee98f"/>
    </style:style>
    <style:style style:name="P3" style:family="paragraph" style:parent-style-name="Standard">
      <style:text-properties officeooo:rsid="000ee98f" officeooo:paragraph-rsid="000ee98f"/>
    </style:style>
    <style:style style:name="T1" style:family="text">
      <style:text-properties officeooo:rsid="00212bbc"/>
    </style:style>
    <style:style style:name="T2" style:family="text">
      <style:text-properties officeooo:rsid="001b55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gineering_data_link</text:p>
      <text:p text:style-name="P3"/>
      <text:p text:style-name="P3">Preliminary</text:p>
      <text:p text:style-name="P3">11-Mar-2022</text:p>
      <text:p text:style-name="P3"/>
      <text:p text:style-name="P3"/>
      <text:list xml:id="list3888729000" text:style-name="L1">
        <text:list-item>
          <text:p text:style-name="P1">Engineering Uplink (CCSDS<text:span text:style-name="T1">)</text:span></text:p>
        </text:list-item>
        <text:list-item>
          <text:p text:style-name="P1">Engineering Downlink (CCSDS<text:span text:style-name="T2">)</text:span>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3:00:41.696588846</meta:creation-date>
    <dc:date>2022-03-11T13:04:07.641349572</dc:date>
    <meta:editing-duration>PT3M26S</meta:editing-duration>
    <meta:editing-cycles>1</meta:editing-cycles>
    <meta:document-statistic meta:table-count="0" meta:image-count="0" meta:object-count="0" meta:page-count="1" meta:paragraph-count="5" meta:word-count="11" meta:character-count="99" meta:non-whitespace-character-count="95"/>
    <meta:generator>LibreOffice/6.4.7.2$Linux_X86_64 LibreOffice_project/40$Build-2</meta:generator>
  </office:meta>
</office:document-meta>
</file>